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ieveComposite.widgetSelected( 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rieveComposite.RetrieveComposite( Composite parent ,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trieveComposite.isRetriev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Composite.setEnabled( boolean enabl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trieveComposite.isSync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Composite.init( boolean doRetrieve , String retrievePattern , String confs , String types , boolean retrieveSy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rieveComposite.getRetriev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Composite.getRetrieveCon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Composite.getRetriev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